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47cm" fo:min-width="6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8.763cm" svg:x="5.953cm" svg:y="7.35cm">
          <text:p text:style-name="P1">Mithila Jayalath</text:p>
          <text:p text:style-name="P1">170203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6:55:42.656938508</meta:creation-date>
    <dc:date>2018-02-19T17:11:38.988698135</dc:date>
    <meta:editing-duration>PT15M56S</meta:editing-duration>
    <meta:editing-cycles>2</meta:editing-cycles>
    <meta:generator>LibreOffice/5.1.6.2$Linux_X86_64 LibreOffice_project/10m0$Build-2</meta:generator>
    <meta:document-statistic meta:object-count="1"/>
  </office:meta>
</office:document-meta>
</file>